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100004602000047637D5B5989.wmf"/>
  <manifest:file-entry manifest:media-type="" manifest:full-path="Pictures/2000016700006B37000030C91388EC82.wmf"/>
  <manifest:file-entry manifest:media-type="" manifest:full-path="Pictures/200001320000619200004153E2322F5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2"/>
    <style:style style:name="P7" style:family="paragraph" style:parent-style-name="Text_20_body" style:master-page-name="">
      <style:paragraph-properties fo:keep-together="always" fo:keep-with-next="always"/>
    </style:style>
    <style:style style:name="P8" style:family="paragraph" style:parent-style-name="Text_20_body">
      <style:paragraph-properties fo:keep-together="always" fo:keep-with-next="always"/>
    </style:style>
    <style:style style:name="P9" style:family="paragraph" style:parent-style-name="Heading_20_2" style:master-page-name=""/>
    <style:style style:name="P10" style:family="paragraph" style:parent-style-name="Text_20_body" style:master-page-name="">
      <style:paragraph-properties fo:keep-with-next="always"/>
    </style:style>
    <style:style style:name="P11" style:family="paragraph" style:parent-style-name="Text_20_body">
      <style:text-properties fo:font-style="normal" style:font-style-asian="normal" style:font-style-complex="normal"/>
    </style:style>
    <style:style style:name="P12" style:family="paragraph" style:parent-style-name="Text_20_body" style:master-page-name="">
      <style:paragraph-properties fo:margin-left="2cm" fo:margin-right="0cm" fo:text-indent="0cm" style:auto-text-indent="false" fo:background-color="#e6e6e6" fo:keep-with-next="always">
        <style:background-image/>
      </style:paragraph-properties>
      <style:text-properties fo:language="zxx" fo:country="none"/>
    </style:style>
    <style:style style:name="P13" style:family="paragraph" style:parent-style-name="Text_20_body">
      <style:paragraph-properties fo:margin-left="4.001cm" fo:margin-right="0cm" fo:text-indent="-2cm" style:auto-text-indent="false" fo:background-color="#e6e6e6" fo:keep-with-next="always">
        <style:tab-stops/>
        <style:background-image/>
      </style:paragraph-properties>
      <style:text-properties fo:language="zxx" fo:country="none"/>
    </style:style>
    <style:style style:name="P14" style:family="paragraph" style:parent-style-name="Text_20_body">
      <style:paragraph-properties fo:margin-left="2cm" fo:margin-right="0cm" fo:text-indent="0cm" style:auto-text-indent="false" fo:background-color="#e6e6e6" fo:keep-with-next="always">
        <style:background-image/>
      </style:paragraph-properties>
      <style:text-properties fo:language="zxx" fo:country="none"/>
    </style:style>
    <style:style style:name="P15" style:family="paragraph" style:parent-style-name="Text_20_body">
      <style:paragraph-properties fo:margin-left="2cm" fo:margin-right="0cm" fo:text-indent="0cm" style:auto-text-indent="false"/>
    </style:style>
    <style:style style:name="P16" style:family="paragraph" style:parent-style-name="Heading_20_2">
      <style:text-properties fo:font-style="normal" style:font-style-asian="normal" style:font-style-complex="normal"/>
    </style:style>
    <style:style style:name="P17" style:family="paragraph" style:parent-style-name="Dateinamen">
      <style:text-properties fo:font-style="normal" style:font-style-asian="normal" style:font-style-complex="normal"/>
    </style:style>
    <style:style style:name="P18" style:family="paragraph" style:parent-style-name="Heading_20_1">
      <style:text-properties fo:font-style="normal" style:font-style-asian="normal" style:font-style-complex="normal"/>
    </style:style>
    <style:style style:name="P19" style:family="paragraph" style:parent-style-name="Dateinamen">
      <style:paragraph-properties fo:keep-with-next="always"/>
      <style:text-properties fo:font-style="normal" style:font-style-asian="normal" style:font-style-complex="normal"/>
    </style:style>
    <style:style style:name="P20" style:family="paragraph" style:parent-style-name="Text_20_body">
      <style:paragraph-properties fo:keep-with-next="always"/>
    </style:style>
    <style:style style:name="P21" style:family="paragraph" style:parent-style-name="Text_20_body">
      <style:paragraph-properties fo:keep-with-next="always"/>
      <style:text-properties fo:font-style="normal" style:font-style-asian="normal" style:font-style-complex="normal"/>
    </style:style>
    <style:style style:name="P22" style:family="paragraph" style:parent-style-name="Heading_20_1" style:master-page-name="">
      <style:paragraph-properties fo:keep-with-next="always"/>
      <style:text-properties fo:font-style="normal" style:font-style-asian="normal" style:font-style-complex="normal"/>
    </style:style>
    <style:style style:name="P23" style:family="paragraph" style:parent-style-name="Text_20_body" style:list-style-name="L3">
      <style:paragraph-properties fo:keep-with-next="always"/>
    </style:style>
    <style:style style:name="P24" style:family="paragraph" style:parent-style-name="Text_20_body" style:list-style-name="L3"/>
    <style:style style:name="P25" style:family="paragraph" style:parent-style-name="Text_20_body" style:list-style-name="L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CodeIm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parent-style-name="CodeImText">
      <style:text-properties fo:font-style="normal" fo:font-weight="bold" style:font-style-asian="normal" style:font-weight-asian="bold" style:font-style-complex="normal" style:font-weight-complex="bold"/>
    </style:style>
    <style:style style:name="T6" style:family="text">
      <style:text-properties style:text-line-through-style="solid" fo:font-style="normal" style:font-style-asian="normal" style:font-style-complex="normal"/>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P1">RENAMER</text:p>
      <text:p text:style-name="P2">Eine Projektarbeit von Artur Hallmann und Lennart Wagner</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Standard">Inhaltsverzeichnis</text:p>
          </text:index-title>
          <text:p text:style-name="P3">Einführung<text:tab/>3</text:p>
          <text:p text:style-name="P4">Marktanalyse<text:tab/>3</text:p>
          <text:p text:style-name="P3">Programmstruktur<text:tab/>4</text:p>
          <text:p text:style-name="P4">Klasse Ruleset<text:tab/>5</text:p>
          <text:p text:style-name="P4">Klasse OutputFormat<text:tab/>6</text:p>
          <text:p text:style-name="P4">Klasse Gem<text:tab/>6</text:p>
          <text:p text:style-name="P4">Klasse InputRule<text:tab/>7</text:p>
          <text:p text:style-name="P4">Klasse Replacements<text:tab/>8</text:p>
          <text:p text:style-name="P3">Datenbank<text:tab/>9</text:p>
          <text:p text:style-name="P3">Quellen<text:tab/>12</text:p>
        </text:index-body>
      </text:table-of-content>
      <text:p text:style-name="P2"/>
      <text:h text:style-name="P5"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h text:style-name="Heading_20_2" text:outline-level="2">Marktanalyse</text:h>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Hinzu kommt, dass besagter „Markt“ von kostenlosen Free- und OpenSource-Software dominiert wird. Hier ist wenig Geld zuholen. Sollte dieses Programm, dann etwa gar nicht marktfähig sein? Wir denken schon. Denn es gibt mindestens zwei Personen in diesem Markt. Wir – wir vereinen Angebot und Nachfrage in „einer“ Person. Wir glauben an unsere Idee und möglicherweise jemand anderes auch.</text:p>
      <text:p text:style-name="Text_20_body"/>
      <text:h text:style-name="Heading_20_2" text:outline-level="2">Ist-Analyse</text:h>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h text:style-name="Heading_20_2" text:outline-level="2">Soll-Konzept</text:h>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2">
        <text:list-item>
          <text:p text:style-name="P6">Informationen aus einem Dateinamen extrahieren</text:p>
        </text:list-item>
        <text:list-item>
          <text:p text:style-name="P6">Neuen Dateinamen zusammensetzen</text:p>
        </text:list-item>
      </text:list>
      <text:p text:style-name="P7">Dies sieht noch recht simpel aus, um es jedoch korrekt umzusetzen entsteht ein recht stattliches Objektmodell:</text:p>
      <text:p text:style-name="P8"><draw:frame draw:style-name="fr1" draw:name="Rahmen1" text:anchor-type="as-char" svg:y="-14.332cm" svg:width="16.999cm" draw:z-index="0"><draw:text-box fo:min-height="17.332cm"><text:p text:style-name="Illustration"><draw:frame draw:style-name="fr2" draw:name="Grafik1" text:anchor-type="paragraph" svg:x="0cm" svg:y="0cm" svg:width="17cm" svg:height="17cm" draw:z-index="1"><draw:image xlink:href="Pictures/2000012100004602000047637D5B5989.wmf" xlink:type="simple" xlink:show="embed" xlink:actuate="onLoad"/></draw:frame>Abbildung <text:sequence text:ref-name="refIllustration0" text:name="Illustration" text:formula="ooow:Illustration+1" style:num-format="1">1</text:sequence>: Objektmodell</text:p></draw:text-box></draw:frame>Aus Gründen der Übersichtlichkeit sind nicht alle Methoden und Attribute aufgelistet.</text:p>
      <text:h text:style-name="P9"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Dateinamen zurück.</text:p>
      <text:p text:style-name="Text_20_body">Die Idee ist, dass für jede Serien ein <text:span text:style-name="CodeImText">Ruleset</text:span> existiert.</text:p>
      <text:h text:style-name="Heading_20_2" text:outline-level="2">Klasse OutputFormat</text:h>
      <text:p text:style-name="P10">Im Eingangsbeispiel sind die resultierenden Dateinamen sehr ähnli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en eine Serie zu benennen. Die ersten beiden Informationen die aus allen Dateinamen extrahiert werden können sind die <text:span text:style-name="T1">Staffel</text:span> und die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text:span>Rechnung<text:span text:style-name="T2"> zu tragen ist es möglich für ein </text:span><text:span text:style-name="T3">Ruleset</text:span><text:span text:style-name="T2"> mehrere verschiedene Ausgabeformate zu erstellen.</text:span></text:p>
      <text:p text:style-name="P11">Die könnte beispielsweise folgendermaßen aussehe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s sind also die Dateinamen die entstehen können mit Platzhaltern für die Variablen Teile.</text:p>
      <text:h text:style-name="Heading_20_2" text:outline-level="2">Klasse Gem</text:h>
      <text:p text:style-name="P10">Aus Wikionary:</text:p>
      <text:p text:style-name="P12">gem (/ʤɛm/, plural gems)</text:p>
      <text:p text:style-name="P13">1.<text:tab/>A precious stone, usually of substantial monetary value or prized for its beauty or shine.</text:p>
      <text:p text:style-name="P14">2. <text:tab/>(figuratively) any precious or highly valued thing or person</text:p>
      <text:p text:style-name="Text_20_body">Im Objektmodell ist dies zwar die letzte Klasse, jedoch auch die wichtigste. <text:span text:style-name="CodeImText">Gems</text:span> sind die Information, die extrahiert werden (<text:span text:style-name="T1">Staffel, Episode, Titel, ...</text:span><text:span text:style-name="T2">). Wenn man die </text:span><text:span text:style-name="T3">Gems</text:span><text:span text:style-name="T2"> eines Dateinamens hat ist es nur noch eine Frage von Suchen &amp; Ersetzen, um den neuen Dateinamen zu generieren.</text:span></text:p>
      <text:h text:style-name="Heading_20_2" text:outline-level="2">Klasse InputRule</text:h>
      <text:p text:style-name="Text_20_body"><text:span text:style-name="T2">Hier geschieht das eigentliche Extrahieren der </text:span><text:span text:style-name="T3">Gems</text:span><text:span text:style-name="T2"> mit Hilfe von regulären Ausdrücken.</text:span></text:p>
      <text:p text:style-name="P11">Angenommen folgende Dateien sollen umbenannt werden:</text:p>
      <text:p text:style-name="Dateinamen">The.Simpsons.S18E10.PDTV.XviD-NoTV</text:p>
      <text:p text:style-name="Dateinamen">The.Simpsons.S18E12.PDTV.XviD-LOL</text:p>
      <text:p text:style-name="P11">Ein regulärer Ausdruck der dazu passt wäre beispielsweise:</text:p>
      <text:p text:style-name="P15"><text:span text:style-name="T3">The\.Simpsons\.S\d+E\d+\.PDTV\.XviD-(NoTV|LOL)</text:span></text:p>
      <text:p text:style-name="P11">Jedes Ausgabeformat kann mehrere verschiedene <text:span text:style-name="CodeImText">InputRules</text:span> enthalten, da die original Dateinamen teilweise so unterschiedlich sind, dass es unmöglich ist alles mit einem Ausdruck zu „erschlagen“.</text:p>
      <text:p text:style-name="P11">Es ist möglich mit regulären Ausdrücken Information zu extrahieren. Dies geschieht dadurch, dass die entsprechenden Teile in Klammern gesetzt werden:</text:p>
      <text:p text:style-name="Text_20_body"><text:span text:style-name="T2"><text:tab/></text:span><text:span text:style-name="T3">The\.Simpsons\.S</text:span><text:span text:style-name="T5">(\d+)</text:span><text:span text:style-name="T3">E</text:span><text:span text:style-name="T5">(\d+)</text:span><text:span text:style-name="T3">\.PDTV\.XviD-(NoTV|LOL)</text:span></text:p>
      <text:p text:style-name="Text_20_body"><text:span text:style-name="T2">Den Indizes der geklammerten Ausdrücke werden jeweils einem bestimmtes </text:span><text:span text:style-name="T3">Gem</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T3">InputRules</text:span><text:span text:style-name="T2"> unterhalb der Ausgabeformate angeordnet. Dass heißt jedes Ausgabeformat hat eigene </text:span><text:span text:style-name="T3">InputRules</text:span><text:span text:style-name="T2">, die von anderen Ausgabeformaten unabhängig sind.</text:span></text:p>
      <text:h text:style-name="P16" text:outline-level="2">Klasse Replacements</text:h>
      <text:p text:style-name="Text_20_body"><text:span text:style-name="T2">Um das Ganze noch </text:span><text:span text:style-name="T6">komplizierter</text:span><text:span text:style-name="T2"> einfacher zu machen gibt es noch die Möglichkeit Ersetzungen vorzunehmen. Dies vereinfacht die Sache insofern, dass bestimmte Text quasi global über das ganze </text:span><text:span text:style-name="T3">Ruleset</text:span><text:span text:style-name="T2"> durch andere Texte ersetzen werden können. Dies ermöglicht es dann auch bestimmte Dinge „zu löschen“.</text:span></text:p>
      <text:p text:style-name="P17">the.unit.219.repack.hdtv.xvid.notv.[VTV]</text:p>
      <text:p text:style-name="P17">The.Unit.S02E16.HDTV.XviD-NoTV</text:p>
      <text:p text:style-name="P17">The.Unit.S02E17.HDTV.XviD-XOR</text:p>
      <text:p text:style-name="P17">The.Unit.S02E18.HDTV.XviD-NoTV</text:p>
      <text:p text:style-name="P17">The.Unit.S02E20.HDTV.XviD-LOL</text:p>
      <text:p text:style-name="P17">The.Unit.S02E21.HDTV.XviD-XOR</text:p>
      <text:p text:style-name="P17">The.Unit.S02E22.Freefall.HDTV.XviD-FQM</text:p>
      <text:p text:style-name="Text_20_body"><text:span text:style-name="T2">Ersetzt man </text:span><text:span text:style-name="T3">[\.-](HDTV|XviD|NoTV|XOR|LOL|FQM)</text:span><text:span text:style-name="T2"> durch Nichts erhält man:</text:span></text:p>
      <text:p text:style-name="P17">the.unit.219.repack.[VTV]</text:p>
      <text:p text:style-name="P17">The.Unit.S02E16</text:p>
      <text:p text:style-name="P17">The.Unit.S02E17</text:p>
      <text:p text:style-name="P17">The.Unit.S02E18</text:p>
      <text:p text:style-name="P17">The.Unit.S02E20</text:p>
      <text:p text:style-name="P17">The.Unit.S02E21</text:p>
      <text:p text:style-name="P17">The.Unit.S02E22.Freefall</text:p>
      <text:p text:style-name="Text_20_body"><text:span text:style-name="T2">Um nicht zu monströse reguläre Ausdrücke schreiben zu müssen, können an jeder Stelle an der Ersetzungen vorkommen immer gleich mehrere Ausdrücke und Ersetzungen (vgl. </text:span><text:span text:style-name="T2"><text:sequence-ref text:reference-format="category-and-value" text:ref-name="refIllustration0">Abbildung 1</text:sequence-ref></text:span><text:span text:style-name="T2">) angegeben werden.</text:span></text:p>
      <text:p text:style-name="Text_20_body"><text:span text:style-name="T2">Mehrere Ersetzungen deshalb, weil es auch einen Unterschied macht </text:span><text:span text:style-name="T1">wann</text:span><text:span text:style-name="T2"> ersetzt wird. Deswegen kennt die Ruleset-Klasse </text:span><text:span text:style-name="CodeImText">beforeReplacements</text:span><text:span text:style-name="T2"> und </text:span><text:span text:style-name="CodeImText">afterReplacements</text:span><text:span text:style-name="T2">. Die <text:s/></text:span><text:span text:style-name="CodeImText">beforeReplacements</text:span><text:span text:style-name="T1"> </text:span><text:span text:style-name="T2">werden angewendet bevor irgendetwas anderes mit den Dateinamen getan wird. Die <text:s/></text:span><text:span text:style-name="CodeImText">afterReplacements</text:span><text:span text:style-name="T2"> werden angewendet kurz bevor die Datei tatsächlich umbenannt wird. An dieser Stelle bietet sich insbesondere an Whitespace am Ende zu entfernen.</text:span></text:p>
      <text:h text:style-name="P18" text:outline-level="1">Datenbank</text:h>
      <text:p text:style-name="P11">Zur Speicherung der Daten aus dem Objektmodell nutzen wir Sqlite. Sqlite ist eine vollwertige Implementation des SQL92-Standards. Das Besondere an Sqlite ist, dass es kein Serverprozess oder überhaupt irgendein externer Prozess ist, sondern eine Bibliothek die statisch gelinkt werden kann.</text:p>
      <text:p text:style-name="Text_20_body"><text:span text:style-name="T2">Die im Weiteren mit </text:span><text:span text:style-name="T3">&lt;&lt;table&gt;&gt;</text:span><text:span text:style-name="T2"> gekennzeichneten Diagramme sind keine C++-Klassen, sondern Sqlite-Tabellen. Des weiteren hat jede Tabelle eine Spalte </text:span><text:span text:style-name="T3">ROWID</text:span><text:span text:style-name="T2">, die automatisch von Sqlite hinzugefügt wird.</text:span></text:p>
      <text:p text:style-name="Text_20_body"><text:span text:style-name="T2">Im Programm Renamer übernimmt eine kleine Klasse Namens </text:span><text:span text:style-name="T3">TableRow </text:span>teilweise <text:span text:style-name="T2">die Aufgabe des Datenbankzugriffs. Nachdem die Klasse </text:span><text:span text:style-name="T3">TableRow</text:span><text:span text:style-name="T2"> mit dem Namen einer Tabellen initialisiert wurde, können direkt danach via </text:span><text:span text:style-name="T3">set/get</text:span><text:span text:style-name="T2"> einzelne Felder verändert werden. Es repräsentiert eine Zeile in einer Tabelle.</text:span></text:p>
      <text:p text:style-name="Text_20_body"><draw:frame draw:style-name="fr3" draw:name="Rahmen2" text:anchor-type="paragraph" svg:width="16.999cm" draw:z-index="2"><draw:text-box fo:min-height="11.381cm"><text:p text:style-name="Illustration"><draw:frame draw:style-name="fr2" draw:name="Grafik2" text:anchor-type="paragraph" svg:x="0.004cm" svg:y="0.002cm" svg:width="16.999cm" style:rel-width="100%" svg:height="11.381cm" style:rel-height="scale" draw:z-index="3"><draw:image xlink:href="Pictures/200001320000619200004153E2322F53.wmf" xlink:type="simple" xlink:show="embed" xlink:actuate="onLoad"/></draw:frame>Abbildung <text:sequence text:ref-name="refIllustration1" text:name="Illustration" text:formula="ooow:Illustration+1" style:num-format="1">2</text:sequence>: TableRow</text:p></draw:text-box></draw:frame>Die Klassen <text:span text:style-name="CodeImText">Ruleset</text:span> und <text:span text:style-name="CodeImText">Replacement</text:span> sind hier nur der Vollständigkeit halber aufgeführt, manipulieren die Datenbank jedoch direkt.</text:p>
      <text:p text:style-name="P10">Die Klasse Replacement <text:span text:style-name="T1">hat</text:span><text:span text:style-name="T2"> ein TableRow-Objekt. Die </text:span><text:span text:style-name="T3">set/get</text:span><text:span text:style-name="T2">-Methoden sind folgendermaßen in </text:span><text:span text:style-name="T3">Replacement.h</text:span><text:span text:style-name="T2"> definiert:</text:span></text:p>
      <text:p text:style-name="P19"><text:s text:c="8"/>void setRegex(boost::regex v)</text:p>
      <text:p text:style-name="P19"><text:s text:c="12"/>{mRow.set("regex", v.str());} ;</text:p>
      <text:p text:style-name="P19"/>
      <text:p text:style-name="P19"><text:s text:c="8"/>boost::regex getRegex() const</text:p>
      <text:p text:style-name="P19"><text:s text:c="12"/>{ return boost::regex(mRow.get("regex")); };</text:p>
      <text:p text:style-name="P20">Es wäre vielleicht nahe liegend die Methoden von <text:span text:style-name="CodeImText">TableRow</text:span> via Vererbung direkt öffentlich zu machen. Dies hat jedoch den entscheiden Nachteil, dass auch keine Überprüfungen stattfinden können. Der Heilige Gral der Objektorientierung – Datenkapselung – wäre dahin. Schon allein die Tatsache, dass <text:span text:style-name="CodeImText">setRegex</text:span> einen Typ hat, verhindert in diesem Fall, dass Irgendetwas in die Datenbanken gelangen kann was kein regulärer Ausdruck ist.</text:p>
      <text:p text:style-name="P21">Die weiteren Klassen sind gleichartig aufgebaut:</text:p>
      <text:p text:style-name="P11"><draw:frame draw:style-name="fr3" draw:name="Rahmen3" text:anchor-type="paragraph" svg:width="16.999cm" draw:z-index="4"><draw:text-box fo:min-height="7.733cm"><text:p text:style-name="Illustration"><draw:frame draw:style-name="fr2" draw:name="Grafik3" text:anchor-type="paragraph" svg:x="0.004cm" svg:y="0.002cm" svg:width="16.999cm" style:rel-width="100%" svg:height="7.733cm" style:rel-height="scale" draw:z-index="5"><draw:image xlink:href="Pictures/2000016700006B37000030C91388EC82.wmf" xlink:type="simple" xlink:show="embed" xlink:actuate="onLoad"/></draw:frame>Abbildung <text:sequence text:ref-name="refIllustration2" text:name="Illustration" text:formula="ooow:Illustration+1" style:num-format="1">3</text:sequence>: TableRow mit Objektmodell</text:p></draw:text-box></draw:frame>Dadurch, dass die Objekte ihre Daten nicht in Attributen halten, sind sie letztendlich nichts anderes als eine Art Zeiger in die Datenbank. Dies hat auch den netten Nebeneffekt, dass in der Business Logik nahezu auf Pointer verzichtet werden konnte.</text:p>
      <text:p text:style-name="P11">Die Tabelle <text:span text:style-name="CodeImText">history</text:span> enthält alle Dateinamen die jemals konvertiert wurden. Die <text:span text:style-name="CodeImText">setRegex</text:span>-Methode der <text:span text:style-name="CodeImText">InputRule</text:span> stellt sicher, dass der reguläre Ausdruck nur so verändert werden kann, dass auch die historischen Dateinamen konvertiert werden können. Es soll verhindert werden, dass man eine <text:span text:style-name="CodeImText">InputRule</text:span> im Nachhinein so verändert, dass eine schon funktionierende Konvertierung nicht mehr funktionieren würde.</text:p>
      <text:h text:style-name="P22" text:outline-level="1">Quellen</text:h>
      <text:list text:style-name="L3">
        <text:list-item>
          <text:p text:style-name="P23"><text:a xlink:type="simple" xlink:href="http://en.wiktionary.org/wiki/gem"><text:span text:style-name="T7">http://en.wiktionary.org/wiki/gem</text:span></text:a></text:p>
        </text:list-item>
        <text:list-item>
          <text:p text:style-name="P23"><text:a xlink:type="simple" xlink:href="http://www.famfamfam.com/lab/icons/"><text:span text:style-name="T7">http://www.famfamfam.com/lab/icons/</text:span></text:a></text:p>
        </text:list-item>
        <text:list-item>
          <text:p text:style-name="P23"><text:a xlink:type="simple" xlink:href="http://www.sqlite.org/"><text:span text:style-name="T7">http://www.sqlite.org/</text:span></text:a></text:p>
        </text:list-item>
        <text:list-item>
          <text:p text:style-name="P24"><text:a xlink:type="simple" xlink:href="http://www.boost.org/"><text:span text:style-name="T7">http://www.boost.org/</text:span></text:a></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150%"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master-page-name="">
      <style:paragraph-properties fo:background-color="#cccccc">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T1" style:family="text">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ab/><text:span text:style-name="T1">Renamer</text:span> – Hallman, Wagner</text:p>
      </style:header>
      <style:footer>
        <text:p text:style-name="P1"><text:tab/><text:tab/></text:p>
        <text:p text:style-name="Footer"><text:tab/>- <text:page-number text:select-page="current">10</text:page-number> / <text:page-count>1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5-13T13:57:51</meta:creation-date>
    <dc:creator>Lennart Wagner</dc:creator>
    <dc:date>2007-05-16T12:42:59</dc:date>
    <dc:language>de-DE</dc:language>
    <meta:editing-cycles>94</meta:editing-cycles>
    <meta:editing-duration>P1DT0H42M57S</meta:editing-duration>
    <meta:user-defined meta:name="Info 1"/>
    <meta:user-defined meta:name="Info 2"/>
    <meta:user-defined meta:name="Info 3"/>
    <meta:user-defined meta:name="Info 4"/>
    <meta:document-statistic meta:table-count="0" meta:image-count="3" meta:object-count="0" meta:page-count="10" meta:paragraph-count="120" meta:word-count="1339" meta:character-count="9643"/>
  </office:meta>
</office:document-meta>
</file>